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buntu无法打开libreoffice</text:h>
      <text:p text:style-name="P1">2018年10月12日 17:38:10 <text:a xlink:type="simple" xlink:href="https://me.csdn.net/kl2386864892" office:target-frame-name="_blank" xlink:show="new" text:style-name="Internet_20_link" text:visited-style-name="Visited_20_Internet_20_Link">老猪爱吃苹果</text:a> 阅读数 609 </text:p>
      <text:section text:style-name="Sect1" text:name="article_content">
        <text:p text:style-name="P1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1">本文链接：<text:a xlink:type="simple" xlink:href="https://blog.csdn.net/kl2386864892/article/details/83030594" text:style-name="Internet_20_link" text:visited-style-name="Visited_20_Internet_20_Link">https://blog.csdn.net/kl2386864892/article/details/83030594</text:a> </text:p>
        <text:section text:style-name="Sect1" text:name="content_views">
          <text:p text:style-name="Text_20_body">使用libreoffice过程中，用命令行无法将docx转换PDF，命令行输入libreoffice无反应，下面是自己是解决办法</text:p>
          <text:p text:style-name="Text_20_body">1，输入libreoffice，如果提示Failed to open display，则libreoffice正常。</text:p>
          <text:p text:style-name="Text_20_body"><text:line-break/>2，如果输入libreoffice无反应，则Libreoffice不能正常使用。</text:p>
          <text:p text:style-name="Text_20_body"><text:line-break/>3，先卸载libreoffice，使用命令sudo apt-get remove --purge libreoffice*</text:p>
          <text:p text:style-name="Text_20_body"><text:line-break/>4，先更新sudo apt-get update，然后安装libreoffice，sudo apt-get install libreoffice</text:p>
          <text:p text:style-name="Text_20_body"><text:line-break/>5，如果此时输入libreoffice还是没有反应，输入命令ps -aux|grep libreoffice<text:line-break/>    kill libreoffice这个进程，</text:p>
          <text:p text:style-name="Text_20_body"><text:line-break/>6，进入libreoffice安装目录，/usr/lib/libreoffice/program，输入命令soffice --headless --accept=socket,host=127.0.0.1,port=8100; --nofirststartwizard<text:line-break/>    或者命令soffice --headless --accept=socket,host=127.0.0.1,port=8100;</text:p>
          <text:p text:style-name="Text_20_body"><text:line-break/>7，再次输入libreoffice，如果还是没有反应，输入命令ps -aux|grep libreoffice，kill libreoffice的进程，再输入libreoffice，如果还没有反应，自己再想其他办法，我无能为力。</text:p>
          <text:p text:style-name="Text_20_body"><text:line-break/>8，如果此时有反应进入/data/report 目录下，输入/usr/bin/libreoffice  --invisible --convert-to pdf bbb.docx，看是否能将docx转换为PDF，</text:p>
          <text:p text:style-name="Text_20_body"><text:line-break/>9，如果命名行能转PDF，但是代码不能转，则需要安装unoconv，输入命令sudo apt-get install unoconv。到此所有操作结束。</text:p>
          <text:p text:style-name="Text_20_body"><text:line-break/>10，如果你还没有解决问题，请自己瞎折腾。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5:38:24.854496190</meta:creation-date>
    <dc:date>2019-09-09T15:40:11.983920094</dc:date>
    <meta:editing-duration>PT1M47S</meta:editing-duration>
    <meta:editing-cycles>1</meta:editing-cycles>
    <meta:document-statistic meta:table-count="0" meta:image-count="0" meta:object-count="0" meta:page-count="1" meta:paragraph-count="15" meta:word-count="407" meta:character-count="1080" meta:non-whitespace-character-count="1018"/>
    <meta:generator>LibreOffice/5.1.2.2$Linux_X86_64 LibreOffice_project/10m0$Build-2</meta:generator>
  </office:meta>
</office:document-meta>
</file>